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fo:font-style="normal" officeooo:rsid="00152b8d" officeooo:paragraph-rsid="0016d730" style:font-style-asian="normal" style:font-style-complex="normal"/>
    </style:style>
    <style:style style:name="P3" style:family="paragraph" style:parent-style-name="Standard">
      <style:text-properties fo:font-style="normal" officeooo:rsid="00152b8d" officeooo:paragraph-rsid="0016e381" style:font-style-asian="normal" style:font-style-complex="normal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officeooo:paragraph-rsid="0016d730"/>
    </style:style>
    <style:style style:name="P6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7" style:family="paragraph" style:parent-style-name="Standard">
      <style:text-properties style:font-name="Liberation Serif" fo:font-style="italic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128d8c" style:font-style-asian="italic" style:font-style-complex="italic"/>
    </style:style>
    <style:style style:name="P9" style:family="paragraph" style:parent-style-name="Standard">
      <style:paragraph-properties style:line-height-at-least="0.582cm"/>
      <style:text-properties style:use-window-font-color="true" style:font-name="Liberation Serif" fo:font-size="12pt" fo:font-style="italic" fo:font-weight="normal" fo:background-color="transparent" style:font-style-asian="italic" style:font-style-complex="italic"/>
    </style:style>
    <style:style style:name="P10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11" style:family="paragraph" style:parent-style-name="Standard">
      <style:text-properties style:use-window-font-color="true" style:font-name="Liberation Serif" fo:font-size="12pt" fo:font-weight="normal" officeooo:paragraph-rsid="00152b8d" fo:background-color="transparent"/>
    </style:style>
    <style:style style:name="P12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3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16" style:family="paragraph" style:parent-style-name="Standard">
      <style:text-properties officeooo:paragraph-rsid="000db36f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18a83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8ba5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2pt" fo:font-weight="normal"/>
    </style:style>
    <style:style style:name="T9" style:family="text">
      <style:text-properties style:font-name="Droid Sans Mono"/>
    </style:style>
    <style:style style:name="T10" style:family="text">
      <style:text-properties style:use-window-font-color="true" style:font-name="Liberation Serif" fo:font-size="12pt" fo:font-style="italic" fo:font-weight="normal" fo:background-color="transparent" loext:char-shading-value="0" style:font-style-asian="italic" style:font-style-complex="italic"/>
    </style:style>
    <style:style style:name="T11" style:family="text">
      <style:text-properties fo:color="#ff79c6"/>
    </style:style>
    <style:style style:name="T12" style:family="text">
      <style:text-properties fo:color="#ff79c6" style:font-name="Droid Sans Mono"/>
    </style:style>
    <style:style style:name="T13" style:family="text">
      <style:text-properties fo:color="#ff79c6" style:font-name="Droid Sans Mono" fo:background-color="#191622" loext:char-shading-value="0"/>
    </style:style>
    <style:style style:name="T14" style:family="text">
      <style:text-properties fo:color="#e1e1e6" style:font-name="Droid Sans Mono"/>
    </style:style>
    <style:style style:name="T15" style:family="text">
      <style:text-properties fo:color="#e1e1e6" style:font-name="Droid Sans Mono" fo:background-color="#191622" loext:char-shading-value="0"/>
    </style:style>
    <style:style style:name="T16" style:family="text">
      <style:text-properties fo:color="#67e480"/>
    </style:style>
    <style:style style:name="T17" style:family="text">
      <style:text-properties fo:color="#67e480" style:font-name="Droid Sans Mono"/>
    </style:style>
    <style:style style:name="T18" style:family="text">
      <style:text-properties fo:color="#67e480" style:font-name="Droid Sans Mono" fo:background-color="#191622" loext:char-shading-value="0"/>
    </style:style>
    <style:style style:name="T19" style:family="text">
      <style:text-properties fo:color="#e7de79"/>
    </style:style>
    <style:style style:name="T20" style:family="text">
      <style:text-properties fo:color="#e7de79" style:font-name="Droid Sans Mono"/>
    </style:style>
    <style:style style:name="T21" style:family="text">
      <style:text-properties fo:color="#e7de79" style:font-name="Droid Sans Mono" fo:background-color="#191622" loext:char-shading-value="0"/>
    </style:style>
    <style:style style:name="T22" style:family="text">
      <style:text-properties fo:color="#78d1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Softex – Atividade 0</text:span><text:span text:style-name="T7">1</text:span></text:p>
      <text:p text:style-name="P4"><text:span text:style-name="T7"/></text:p>
      <text:p text:style-name="P9">Desenvolva um programa que utiliza o nome de um aluno, duas notas e a quantidade de faltas que ele teve. Conclua se o aluno está aprovado ou reprovado de acordo com as especificações:</text:p>
      <text:p text:style-name="P14"/>
      <text:p text:style-name="P14">- Se a média do aluno for menor que sete, o sistema deve informar o nome do aluno e que ele está reprovado;</text:p>
      <text:p text:style-name="P14">- Se o aluno possuir mais de três faltas, o sistema deve informar o nome do aluno e que ele está reprovado;</text:p>
      <text:p text:style-name="P14">- Se a média do aluno for maior ou igual a sete, o sistema deve informar o nome do aluno e que ele está aprovado.</text:p>
      <text:p text:style-name="P14"/>
      <text:p text:style-name="P14">No sistema, todos os valores devem estar armazenados em variáveis.</text:p>
      <text:p text:style-name="P15"/>
      <text:p text:style-name="P5"><text:span text:style-name="T1">Projeto</text:span><text:span text:style-name="T2"> disponível em:</text:span><text:span text:style-name="T3"> </text:span></text:p>
      <text:p text:style-name="P5"><text:span text:style-name="T3"><text:s/></text:span><text:span text:style-name="T4">xxxxxxxxxxxxxxxxxxxxxxxxxxxxxxxxxxx</text:span></text:p>
      <text:p text:style-name="P2"/>
      <text:p text:style-name="P3">Seguindo as orientação da tutora irei utilizar a linguagem de programação Javascript para a resolução dessa atividade. </text:p>
      <text:p text:style-name="P6"><text:s/></text:p>
      <text:p text:style-name="P11"><text:span text:style-name="T3"><text:s/></text:span>let input = require('prompt-sync')()</text:p>
      <text:p text:style-name="P13"/>
      <text:p text:style-name="P12">console.log('Digite o nome do aluno: ');</text:p>
      <text:p text:style-name="P12">var nomeAluno = input();</text:p>
      <text:p text:style-name="P13"/>
      <text:p text:style-name="P12">console.log('Digite a primeira nota: ');</text:p>
      <text:p text:style-name="P12">var notaUm = input();</text:p>
      <text:p text:style-name="P13"/>
      <text:p text:style-name="P12">console.log('Digite a segunda nota: ');</text:p>
      <text:p text:style-name="P12">var notaDois = input();</text:p>
      <text:p text:style-name="P13"/>
      <text:p text:style-name="P12">console.log('Digite o numero de faltas: ');</text:p>
      <text:p text:style-name="P12">var quantidadeFaltas = input();</text:p>
      <text:p text:style-name="P13"/>
      <text:p text:style-name="P12">var calcMedia = (notaUm + notaDois) / 2;</text:p>
      <text:p text:style-name="P12">var media = calcMedia &lt; 7 ? 'Reprovado' : 'Aprovado';</text:p>
      <text:p text:style-name="P12">var faltas = quantidadeFaltas &gt; 3 ? 'Reprovado' : 'Aprovado';</text:p>
      <text:p text:style-name="P12">var status =</text:p>
      <text:p text:style-name="P13"><text:span text:style-name="T8">(media == 'Aprovado') &amp; (faltas == 'Aprovado') ? 'Aprovado' : 'Reprovado';</text:span></text:p>
      <text:p text:style-name="P12">console.clear();</text:p>
      <text:p text:style-name="P12">console.log('O aluno ' + nomeAluno + ' está ' + status);</text:p>
      <text:p text:style-name="P1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7T23:22:40.210782996</dc:date>
    <meta:editing-duration>PT19M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33" meta:character-count="1386" meta:non-whitespace-character-count="1172"/>
  </office:meta>
</office:document-meta>
</file>